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c9f5a" officeooo:paragraph-rsid="001c9f5a" style:font-weight-asian="bold" style:font-weight-complex="bold"/>
    </style:style>
    <style:style style:name="P2" style:family="paragraph" style:parent-style-name="Standard" style:list-style-name="L1">
      <style:text-properties officeooo:paragraph-rsid="001c9f5a"/>
    </style:style>
    <style:style style:name="P3" style:family="paragraph" style:parent-style-name="Standard">
      <style:text-properties officeooo:paragraph-rsid="001c9f5a"/>
    </style:style>
    <style:style style:name="P4" style:family="paragraph" style:parent-style-name="Standard">
      <style:text-properties officeooo:rsid="001c9f5a" officeooo:paragraph-rsid="001c9f5a"/>
    </style:style>
    <style:style style:name="P5" style:family="paragraph" style:parent-style-name="Standard" style:list-style-name="L2">
      <style:text-properties officeooo:paragraph-rsid="001c9f5a"/>
    </style:style>
    <style:style style:name="P6" style:family="paragraph" style:parent-style-name="Standard" style:list-style-name="L3">
      <style:text-properties officeooo:paragraph-rsid="001c9f5a"/>
    </style:style>
    <style:style style:name="P7" style:family="paragraph" style:parent-style-name="Standard" style:list-style-name="L4">
      <style:text-properties officeooo:paragraph-rsid="001c9f5a"/>
    </style:style>
    <style:style style:name="P8" style:family="paragraph" style:parent-style-name="Standard" style:list-style-name="L5">
      <style:text-properties officeooo:paragraph-rsid="001c9f5a"/>
    </style:style>
    <style:style style:name="P9" style:family="paragraph" style:parent-style-name="Standard" style:list-style-name="L6">
      <style:text-properties officeooo:paragraph-rsid="001c9f5a"/>
    </style:style>
    <style:style style:name="P10" style:family="paragraph" style:parent-style-name="Standard" style:list-style-name="L7">
      <style:text-properties officeooo:paragraph-rsid="001c9f5a"/>
    </style:style>
    <style:style style:name="P11" style:family="paragraph" style:parent-style-name="Standard" style:list-style-name="L8">
      <style:text-properties officeooo:paragraph-rsid="001c9f5a"/>
    </style:style>
    <style:style style:name="P12" style:family="paragraph" style:parent-style-name="Standard" style:list-style-name="L9">
      <style:text-properties officeooo:paragraph-rsid="001c9f5a"/>
    </style:style>
    <style:style style:name="P13" style:family="paragraph" style:parent-style-name="Standard" style:list-style-name="L10">
      <style:text-properties officeooo:paragraph-rsid="001c9f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9f5a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efinir la clase ‘Carta’:</text:p>
      <text:list xml:id="list231951421" text:style-name="L1">
        <text:list-item>
          <text:p text:style-name="P2"><text:span text:style-name="T2">Creé una clase interna llamada </text:span><text:span text:style-name="Source_20_Text"><text:span text:style-name="T2">Carta</text:span></text:span><text:span text:style-name="T2"> para representar una carta. Esta clase tiene dos atributos: </text:span><text:span text:style-name="Source_20_Text"><text:span text:style-name="T2">palo</text:span></text:span><text:span text:style-name="T2"> y </text:span><text:span text:style-name="Source_20_Text"><text:span text:style-name="T2">valor</text:span></text:span><text:span text:style-name="T2">, y un método </text:span><text:span text:style-name="Source_20_Text"><text:span text:style-name="T2">toString()</text:span></text:span><text:span text:style-name="T2"> para imprimir la carta de manera legible.</text:span></text:p>
        </text:list-item>
      </text:list>
      <text:p text:style-name="P4"><text:span text:style-name="T1">2. Crear el mazo de cartas:</text:span></text:p>
      <text:list xml:id="list1443173137" text:style-name="L2">
        <text:list-item>
          <text:p text:style-name="P5"><text:span text:style-name="T2">Implementé un método </text:span><text:span text:style-name="Source_20_Text"><text:span text:style-name="T2">crearMazo()</text:span></text:span><text:span text:style-name="T2"> que genera un mazo completo de cartas, combinando palos y valores.</text:span></text:p>
        </text:list-item>
      </text:list>
      <text:p text:style-name="P3"><text:span text:style-name="T2">3. Repartir cartas:</text:span></text:p>
      <text:p text:style-name="P3"><text:span text:style-name="T2"/></text:p>
      <text:list xml:id="list1079704955" text:style-name="L3">
        <text:list-item>
          <text:p text:style-name="P6"><text:span text:style-name="T1">Escribí un método </text:span><text:span text:style-name="Source_20_Text"><text:span text:style-name="T1">repartirCarta()</text:span></text:span><text:span text:style-name="T1"> que toma una carta del mazo y la agrega a la mano del jugador. También muestra un mensaje informando sobre la carta repartida.</text:span></text:p>
        </text:list-item>
      </text:list>
      <text:p text:style-name="P4"><text:span text:style-name="T1">4. Calcular el valor de la mano:</text:span></text:p>
      <text:list xml:id="list647228134" text:style-name="L4">
        <text:list-item>
          <text:p text:style-name="P7"><text:span text:style-name="T2">Implementé el método </text:span><text:span text:style-name="Source_20_Text"><text:span text:style-name="T2">calcularValorMano()</text:span></text:span><text:span text:style-name="T2"> para determinar el valor total de una mano de cartas, teniendo en cuenta el valor de las cartas, incluyendo la flexibilidad del as.</text:span></text:p>
        </text:list-item>
      </text:list>
      <text:p text:style-name="P4"><text:span text:style-name="T1">5. Jugar turnos:</text:span></text:p>
      <text:list xml:id="list3012860703" text:style-name="L5">
        <text:list-item>
          <text:p text:style-name="P8"><text:span text:style-name="T2">Creé el método </text:span><text:span text:style-name="Source_20_Text"><text:span text:style-name="T2">jugarTurno()</text:span></text:span><text:span text:style-name="T2"> que permite a un jugador (ya sea el jugador humano o la computadora) tomar decisiones durante su turno. Muestra las cartas en la mano, calcula el valor total y permite al jugador decidir si quiere tomar otra carta.</text:span></text:p>
        </text:list-item>
      </text:list>
      <text:p text:style-name="P4"><text:span text:style-name="T1">6. Determinar ganador:</text:span></text:p>
      <text:list xml:id="list2146011986" text:style-name="L6">
        <text:list-item>
          <text:p text:style-name="P9"><text:span text:style-name="T2">Implementé el método </text:span><text:span text:style-name="Source_20_Text"><text:span text:style-name="T2">determinarGanador()</text:span></text:span><text:span text:style-name="T2"> que compara los valores de las manos del jugador y la computadora para determinar quién gana o si hay un empate.</text:span></text:p>
        </text:list-item>
      </text:list>
      <text:p text:style-name="P4"><text:span text:style-name="T1">7. Main:</text:span></text:p>
      <text:list xml:id="list280204282" text:style-name="L7">
        <text:list-item>
          <text:p text:style-name="P10"><text:span text:style-name="T2">En el método </text:span><text:span text:style-name="Source_20_Text"><text:span text:style-name="T2">main</text:span></text:span><text:span text:style-name="T2">, organicé el flujo del juego. Creé el mazo, lo barajé, repartí las cartas iniciales y permití que el jugador y la computadora realizaran sus turnos. Finalmente, determiné y anuncié el ganador.</text:span></text:p>
        </text:list-item>
      </text:list>
      <text:p text:style-name="P4"><text:span text:style-name="T1">8. Interacción con el usuario:</text:span></text:p>
      <text:list xml:id="list3308265615" text:style-name="L8">
        <text:list-item>
          <text:p text:style-name="P11"><text:span text:style-name="T2">Utilicé la clase </text:span><text:span text:style-name="Source_20_Text"><text:span text:style-name="T2">Scanner</text:span></text:span><text:span text:style-name="T2"> para obtener las respuestas del jugador durante el juego.</text:span></text:p>
        </text:list-item>
      </text:list>
      <text:p text:style-name="P4"><text:span text:style-name="T1">9. Mensaje de juego:</text:span></text:p>
      <text:list xml:id="list1319331324" text:style-name="L9">
        <text:list-item>
          <text:p text:style-name="P12"><text:span text:style-name="T2">Desarrollé mensajes claros y descriptivos para proporcionar información sobre las cartas repartidas, el valor de las manos y el resultado del juego.</text:span></text:p>
        </text:list-item>
      </text:list>
      <text:p text:style-name="P4"><text:span text:style-name="T1">10. Pruebas y ajustes:</text:span></text:p>
      <text:list xml:id="list4280765557" text:style-name="L10">
        <text:list-item>
          <text:p text:style-name="P13"><text:span text:style-name="T2">Probé el juego, identifiqué posibles problemas o mejoras y realicé ajustes en consecuencia.</text:span></text:p>
        </text:list-item>
      </text:list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0:51:01.571059209</meta:creation-date>
    <dc:date>2023-12-11T10:55:35.099442502</dc:date>
    <meta:editing-duration>PT4M34S</meta:editing-duration>
    <meta:editing-cycles>1</meta:editing-cycles>
    <meta:document-statistic meta:table-count="0" meta:image-count="0" meta:object-count="0" meta:page-count="1" meta:paragraph-count="20" meta:word-count="300" meta:character-count="1766" meta:non-whitespace-character-count="1496"/>
    <meta:generator>LibreOffice/7.3.7.2$Linux_X86_64 LibreOffice_project/30$Build-2</meta:generator>
  </office:meta>
</office:document-meta>
</file>